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3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THat_0_10/HeavyMesonProduction_0.dat:2257:cross</text:p>
          </table:table-cell>
          <table:table-cell office:value-type="string" calcext:value-type="string">
            <text:p>section:</text:p>
          </table:table-cell>
          <table:table-cell office:value-type="float" office:value="1174000000" calcext:value-type="float">
            <text:p>1.17E+09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office:value-type="string" calcext:value-type="string">
            <text:p>pTHat_1000_1500/HeavyMezon_0.dat:1505:cross</text:p>
          </table:table-cell>
          <table:table-cell office:value-type="string" calcext:value-type="string">
            <text:p>section:</text:p>
          </table:table-cell>
          <table:table-cell office:value-type="float" office:value="0.0007685" calcext:value-type="float">
            <text:p>7.69E-04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THat_100_200/HeavyMezon_0.dat:1505:cross</text:p>
          </table:table-cell>
          <table:table-cell office:value-type="string" calcext:value-type="string">
            <text:p>section:</text:p>
          </table:table-cell>
          <table:table-cell office:value-type="float" office:value="222.8" calcext:value-type="float">
            <text:p>2.23E+02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THat_10_30/HeavyMezon_0.dat:1505:cross</text:p>
          </table:table-cell>
          <table:table-cell office:value-type="string" calcext:value-type="string">
            <text:p>section:</text:p>
          </table:table-cell>
          <table:table-cell office:value-type="float" office:value="2803000" calcext:value-type="float">
            <text:p>2.80E+06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THat_1500_2000/HeavyMezon_0.dat:1505:cross</text:p>
          </table:table-cell>
          <table:table-cell office:value-type="string" calcext:value-type="string">
            <text:p>section:</text:p>
          </table:table-cell>
          <table:table-cell office:value-type="float" office:value="0.00003027" calcext:value-type="float">
            <text:p>3.03E-05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THat_2000_-1/HeavyMezon_0.dat:1504:cross</text:p>
          </table:table-cell>
          <table:table-cell office:value-type="string" calcext:value-type="string">
            <text:p>section:</text:p>
          </table:table-cell>
          <table:table-cell office:value-type="float" office:value="0.000001959" calcext:value-type="float">
            <text:p>1.96E-06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THat_200_400/HeavyMezon_0.dat:1505:cross</text:p>
          </table:table-cell>
          <table:table-cell office:value-type="string" calcext:value-type="string">
            <text:p>section:</text:p>
          </table:table-cell>
          <table:table-cell office:value-type="float" office:value="8.645" calcext:value-type="float">
            <text:p>8.65E+00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THat_30_50/HeavyMezon_0.dat:1506:cross</text:p>
          </table:table-cell>
          <table:table-cell office:value-type="string" calcext:value-type="string">
            <text:p>section:</text:p>
          </table:table-cell>
          <table:table-cell office:value-type="float" office:value="33900" calcext:value-type="float">
            <text:p>3.39E+04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THat_400_700/HeavyMezon_0.dat:1505:cross</text:p>
          </table:table-cell>
          <table:table-cell office:value-type="string" calcext:value-type="string">
            <text:p>section:</text:p>
          </table:table-cell>
          <table:table-cell office:value-type="float" office:value="0.233" calcext:value-type="float">
            <text:p>2.33E-01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THat_50_100/HeavyMezon_0.dat:1505:cross</text:p>
          </table:table-cell>
          <table:table-cell office:value-type="string" calcext:value-type="string">
            <text:p>section:</text:p>
          </table:table-cell>
          <table:table-cell office:value-type="float" office:value="4507" calcext:value-type="float">
            <text:p>4.51E+03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THat_700_1000/HeavyMezon_0.dat:1505:cross</text:p>
          </table:table-cell>
          <table:table-cell office:value-type="string" calcext:value-type="string">
            <text:p>section:</text:p>
          </table:table-cell>
          <table:table-cell office:value-type="float" office:value="0.008064" calcext:value-type="float">
            <text:p>8.06E-03</text:p>
          </table:table-cell>
          <table:table-cell office:value-type="string" calcext:value-type="string">
            <text:p>(pb)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8:57:41.127956779</meta:creation-date>
    <meta:generator>LibreOffice/6.0.7.3$Linux_X86_64 LibreOffice_project/00m0$Build-3</meta:generator>
    <dc:date>2021-01-09T19:14:45.327139401</dc:date>
    <meta:editing-duration>PT6M27S</meta:editing-duration>
    <meta:editing-cycles>1</meta:editing-cycles>
    <meta:document-statistic meta:table-count="1" meta:cell-count="44" meta:object-count="0"/>
  </office:meta>
</office:document-meta>
</file>